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8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.508cm" svg:y="3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7cm" svg:height="1.84cm" svg:x="8.493cm" svg:y="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8.893cm" svg:y="3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556cm" svg:height="1.651cm" svg:x="3.654cm" svg:y="3.537cm">
          <text:p text:style-name="P3">Update</text:p>
          <text:p text:style-name="P3">Prof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556cm" svg:height="1.651cm" svg:x="3.667cm" svg:y="1.408cm">
          <text:p text:style-name="P3">Create</text:p>
          <text:p text:style-name="P3">Prof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556cm" svg:height="1.651cm" svg:x="3.668cm" svg:y="5.707cm">
          <text:p text:style-name="P3">Delete</text:p>
          <text:p text:style-name="P3">Profil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016cm" svg:y1="3.886cm" svg:x2="3.667cm" svg:y2="2.233cm" draw:start-shape="id1" draw:start-glue-point="4" draw:end-shape="id2" draw:end-glue-point="3" svg:d="M2016 3886v-1653h1651" svg:viewBox="0 0 1652 1654">
          <text:p/>
        </draw:connector>
        <draw:connector draw:style-name="gr4" draw:text-style-name="P2" draw:layer="layout" svg:x1="2.016cm" svg:y1="4.902cm" svg:x2="3.668cm" svg:y2="6.532cm" draw:start-shape="id1" draw:start-glue-point="8" draw:end-shape="id3" draw:end-glue-point="3" svg:d="M2016 4902v1630h1652" svg:viewBox="0 0 1653 1631">
          <text:p/>
        </draw:connector>
        <draw:connector draw:style-name="gr4" draw:text-style-name="P2" draw:layer="layout" draw:type="line" svg:x1="2.524cm" svg:y1="4.394cm" svg:x2="3.654cm" svg:y2="4.362cm" draw:start-shape="id1" draw:start-glue-point="10" draw:end-shape="id4" draw:end-glue-point="3" svg:d="M2524 4394l1130-32" svg:viewBox="0 0 1131 33">
          <text:p/>
        </draw:connector>
        <draw:connector draw:style-name="gr4" draw:text-style-name="P2" draw:layer="layout" draw:type="line" svg:x1="7.21cm" svg:y1="4.362cm" svg:x2="8.493cm" svg:y2="4.363cm" draw:start-shape="id4" draw:start-glue-point="1" draw:end-shape="id5" draw:end-glue-point="6" svg:d="M7210 4362l1283 1" svg:viewBox="0 0 1284 2">
          <text:p/>
        </draw:connector>
        <draw:connector draw:style-name="gr4" draw:text-style-name="P2" draw:layer="layout" svg:x1="7.224cm" svg:y1="6.532cm" svg:x2="9.402cm" svg:y2="5.283cm" draw:start-shape="id3" draw:start-glue-point="1" draw:end-shape="id5" draw:end-glue-point="8" svg:d="M7224 6532h2178v-1249" svg:viewBox="0 0 2179 1250">
          <text:p/>
        </draw:connector>
        <draw:connector draw:style-name="gr4" draw:text-style-name="P2" draw:layer="layout" svg:x1="7.223cm" svg:y1="2.233cm" svg:x2="9.402cm" svg:y2="3.443cm" draw:start-shape="id2" draw:start-glue-point="1" draw:end-shape="id5" draw:end-glue-point="4" svg:d="M7223 2233h2179v1210" svg:viewBox="0 0 2180 12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H33M3S</meta:editing-duration>
    <meta:editing-cycles>13</meta:editing-cycles>
    <meta:generator>LibreOffice/6.4.6.2$Windows_X86_64 LibreOffice_project/0ce51a4fd21bff07a5c061082cc82c5ed232f115</meta:generator>
    <dc:date>2022-03-06T01:42:40.658000000</dc:date>
    <meta:document-statistic meta:object-count="12"/>
  </office:meta>
</office:document-meta>
</file>